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e49" officeooo:paragraph-rsid="001c1e49"/>
    </style:style>
    <style:style style:name="P2" style:family="paragraph" style:parent-style-name="Standard">
      <style:paragraph-properties style:line-height-at-least="0.2811in"/>
      <style:text-properties fo:color="#d4d4d4" style:font-name="Droid Sans Mono" fo:font-size="15pt" fo:font-weight="normal" fo:background-color="#1e1e1e"/>
    </style:style>
    <style:style style:name="P3" style:family="paragraph" style:parent-style-name="Standard">
      <style:paragraph-properties style:line-height-at-least="0.2811in"/>
      <style:text-properties fo:color="#d4d4d4" style:font-name="Droid Sans Mono" fo:font-size="15pt" fo:font-weight="normal" officeooo:paragraph-rsid="00278fd4" fo:background-color="#1e1e1e"/>
    </style:style>
    <style:style style:name="P4" style:family="paragraph" style:parent-style-name="Standard">
      <style:text-properties fo:color="#d4d4d4" style:font-name="Droid Sans Mono" fo:font-size="15pt" fo:font-weight="normal" officeooo:rsid="001c1e49" officeooo:paragraph-rsid="001c1e49" fo:background-color="#1e1e1e"/>
    </style:style>
    <style:style style:name="P5" style:family="paragraph" style:parent-style-name="Standard">
      <style:paragraph-properties style:line-height-at-least="0.2811in"/>
      <style:text-properties fo:color="#d4d4d4" style:font-name="Droid Sans Mono" fo:font-size="15pt" fo:font-weight="normal" officeooo:rsid="001c1e49" officeooo:paragraph-rsid="001c1e49" fo:background-color="#1e1e1e"/>
    </style:style>
    <style:style style:name="P6" style:family="paragraph" style:parent-style-name="Standard">
      <style:text-properties fo:color="#d4d4d4" style:font-name="Droid Sans Mono" fo:font-size="15pt" fo:font-weight="normal" officeooo:rsid="001d32b4" officeooo:paragraph-rsid="001d32b4" fo:background-color="#1e1e1e"/>
    </style:style>
    <style:style style:name="P7" style:family="paragraph" style:parent-style-name="Standard">
      <style:text-properties fo:color="#d4d4d4" style:font-name="Droid Sans Mono" fo:font-size="15pt" fo:font-weight="normal" officeooo:rsid="001ebef3" officeooo:paragraph-rsid="001ebef3" fo:background-color="#1e1e1e"/>
    </style:style>
    <style:style style:name="P8" style:family="paragraph" style:parent-style-name="Standard">
      <style:paragraph-properties style:line-height-at-least="0.2811in"/>
      <style:text-properties fo:color="#d4d4d4" style:font-name="Droid Sans Mono" fo:font-size="15pt" fo:font-weight="normal" officeooo:rsid="001ebef3" officeooo:paragraph-rsid="001ebef3" fo:background-color="#1e1e1e"/>
    </style:style>
    <style:style style:name="P9" style:family="paragraph" style:parent-style-name="Standard">
      <style:paragraph-properties style:line-height-at-least="0.2811in"/>
      <style:text-properties fo:color="#d4d4d4" style:font-name="Droid Sans Mono" fo:font-size="15pt" fo:font-weight="normal" officeooo:rsid="001ebef3" officeooo:paragraph-rsid="00223c17" fo:background-color="#1e1e1e"/>
    </style:style>
    <style:style style:name="P10" style:family="paragraph" style:parent-style-name="Standard">
      <style:paragraph-properties style:line-height-at-least="0.2811in"/>
      <style:text-properties fo:color="#d4d4d4" style:font-name="Droid Sans Mono" fo:font-size="15pt" fo:font-weight="normal" officeooo:rsid="001eebd2" officeooo:paragraph-rsid="001eebd2" fo:background-color="#1e1e1e"/>
    </style:style>
    <style:style style:name="P11" style:family="paragraph" style:parent-style-name="Standard">
      <style:text-properties fo:color="#d4d4d4" style:font-name="Droid Sans Mono" fo:font-size="15pt" fo:font-weight="normal" officeooo:paragraph-rsid="00223c17" fo:background-color="#1e1e1e"/>
    </style:style>
    <style:style style:name="P12" style:family="paragraph" style:parent-style-name="Standard">
      <style:text-properties fo:color="#d4d4d4" style:font-name="Droid Sans Mono" fo:font-size="15pt" fo:font-weight="normal" officeooo:rsid="0025ce15" officeooo:paragraph-rsid="0025ce15" fo:background-color="#1e1e1e"/>
    </style:style>
    <style:style style:name="P13" style:family="paragraph" style:parent-style-name="Standard">
      <style:text-properties fo:color="#d4d4d4" style:font-name="Droid Sans Mono" fo:font-size="15pt" fo:font-weight="normal" officeooo:rsid="00278fd4" officeooo:paragraph-rsid="00278fd4" fo:background-color="#1e1e1e"/>
    </style:style>
    <style:style style:name="P14" style:family="paragraph" style:parent-style-name="Standard">
      <style:text-properties fo:color="#d4d4d4" style:font-name="Droid Sans Mono" fo:font-size="15pt" fo:font-weight="normal" officeooo:rsid="00298ae1" officeooo:paragraph-rsid="00298ae1" fo:background-color="#1e1e1e"/>
    </style:style>
    <style:style style:name="P15" style:family="paragraph" style:parent-style-name="Standard">
      <style:text-properties fo:color="#d4d4d4" style:font-name="Droid Sans Mono" fo:font-size="15pt" fo:font-weight="normal" officeooo:rsid="002bd438" officeooo:paragraph-rsid="002bd438" fo:background-color="#1e1e1e"/>
    </style:style>
    <style:style style:name="P16" style:family="paragraph" style:parent-style-name="Standard">
      <style:text-properties fo:color="#d4d4d4" style:font-name="Droid Sans Mono" fo:font-size="15pt" fo:font-weight="normal" officeooo:rsid="002e489a" officeooo:paragraph-rsid="002e489a" fo:background-color="#1e1e1e"/>
    </style:style>
    <style:style style:name="P17" style:family="paragraph" style:parent-style-name="Standard">
      <style:paragraph-properties style:line-height-at-least="0.2811in"/>
      <style:text-properties fo:color="#6a9955" style:font-name="Droid Sans Mono" fo:font-size="15pt" fo:font-weight="normal" fo:background-color="#1e1e1e"/>
    </style:style>
    <style:style style:name="P18" style:family="paragraph" style:parent-style-name="Standard">
      <style:paragraph-properties style:line-height-at-least="0.2811in"/>
    </style:style>
    <style:style style:name="P19" style:family="paragraph" style:parent-style-name="Standard">
      <style:text-properties officeooo:rsid="001d32b4" officeooo:paragraph-rsid="001d32b4"/>
    </style:style>
    <style:style style:name="P20" style:family="paragraph" style:parent-style-name="Standard">
      <style:text-properties officeooo:rsid="001ebef3" officeooo:paragraph-rsid="001d32b4"/>
    </style:style>
    <style:style style:name="P21" style:family="paragraph" style:parent-style-name="Standard">
      <style:text-properties officeooo:rsid="001ebef3" officeooo:paragraph-rsid="001ebef3"/>
    </style:style>
    <style:style style:name="P22" style:family="paragraph" style:parent-style-name="Standard">
      <style:text-properties officeooo:rsid="001ebef3" officeooo:paragraph-rsid="00223c17"/>
    </style:style>
    <style:style style:name="P23" style:family="paragraph" style:parent-style-name="Standard">
      <style:text-properties officeooo:rsid="00223c17" officeooo:paragraph-rsid="00223c17"/>
    </style:style>
    <style:style style:name="P24" style:family="paragraph" style:parent-style-name="Standard">
      <style:text-properties officeooo:rsid="0025ce15" officeooo:paragraph-rsid="0025ce15"/>
    </style:style>
    <style:style style:name="P25" style:family="paragraph" style:parent-style-name="Standard">
      <style:text-properties officeooo:rsid="00278fd4" officeooo:paragraph-rsid="00278fd4"/>
    </style:style>
    <style:style style:name="P26" style:family="paragraph" style:parent-style-name="Standard">
      <style:text-properties officeooo:rsid="00298ae1" officeooo:paragraph-rsid="00298ae1"/>
    </style:style>
    <style:style style:name="P27" style:family="paragraph" style:parent-style-name="Standard">
      <style:text-properties officeooo:rsid="002bd438" officeooo:paragraph-rsid="002bd438"/>
    </style:style>
    <style:style style:name="P28" style:family="paragraph" style:parent-style-name="Standard">
      <style:text-properties officeooo:rsid="002e489a" officeooo:paragraph-rsid="002e489a"/>
    </style:style>
    <style:style style:name="P29" style:family="paragraph" style:parent-style-name="Standard">
      <style:paragraph-properties fo:margin-top="0in" fo:margin-bottom="0.1965in" loext:contextual-spacing="false" style:line-height-at-least="0.2811in"/>
    </style:style>
    <style:style style:name="T1" style:family="text">
      <style:text-properties fo:color="#d4d4d4" style:font-name="Droid Sans Mono" fo:font-size="15pt" fo:font-weight="normal" fo:background-color="#1e1e1e" loext:char-shading-value="0"/>
    </style:style>
    <style:style style:name="T2" style:family="text">
      <style:text-properties fo:color="#9cdcfe"/>
    </style:style>
    <style:style style:name="T3" style:family="text">
      <style:text-properties fo:color="#9cdcfe" style:font-name="Droid Sans Mono" fo:font-size="15pt" fo:font-weight="normal" fo:background-color="#1e1e1e" loext:char-shading-value="0"/>
    </style:style>
    <style:style style:name="T4" style:family="text">
      <style:text-properties fo:color="#9cdcfe" officeooo:rsid="00223c17"/>
    </style:style>
    <style:style style:name="T5" style:family="text">
      <style:text-properties fo:color="#b5cea8"/>
    </style:style>
    <style:style style:name="T6" style:family="text">
      <style:text-properties fo:color="#b5cea8" style:font-name="Droid Sans Mono" fo:font-size="15pt" fo:font-weight="normal" fo:background-color="#1e1e1e" loext:char-shading-value="0"/>
    </style:style>
    <style:style style:name="T7" style:family="text">
      <style:text-properties fo:color="#b5cea8" officeooo:rsid="00223c17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5pt" fo:font-weight="normal" fo:background-color="#1e1e1e" loext:char-shading-value="0"/>
    </style:style>
    <style:style style:name="T10" style:family="text">
      <style:text-properties fo:color="#ce9178" officeooo:rsid="00223c17"/>
    </style:style>
    <style:style style:name="T11" style:family="text">
      <style:text-properties fo:color="#6a9955"/>
    </style:style>
    <style:style style:name="T12" style:family="text">
      <style:text-properties fo:color="#6a9955" officeooo:rsid="00278fd4"/>
    </style:style>
    <style:style style:name="T13" style:family="text">
      <style:text-properties officeooo:rsid="00223c17"/>
    </style:style>
    <style:style style:name="T14" style:family="text">
      <style:text-properties fo:color="#569cd6"/>
    </style:style>
    <style:style style:name="T15" style:family="text">
      <style:text-properties fo:color="#dcdcaa"/>
    </style:style>
    <style:style style:name="T16" style:family="text">
      <style:text-properties fo:color="#c58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ng parallel models with CFAR</text:p>
      <text:p text:style-name="P1"/>
      <text:p text:style-name="P1">Test 1:</text:p>
      <text:p text:style-name="P4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x1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o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18"/>
      <text:p text:style-name="P2">x2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o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18"/>
      <text:p text:style-name="P2">x3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o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18"/>
      <text:p text:style-name="P2">x4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o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18"/>
      <text:p text:style-name="P2">x5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o5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5)</text:p>
      <text:p text:style-name="P18"/>
      <text:p text:style-name="P2">x6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17"># x6 = layers.Conv2D(8, (3,3), padding='VALID', activation="relu")(x6)</text:p>
      <text:p text:style-name="P18"><text:soft-page-break/><text:span text:style-name="T1">xo6 = layers.Conv2D(</text:span><text:span text:style-name="T6">8</text:span><text:span text:style-name="T1">, (</text:span><text:span text:style-name="T6">3</text:span><text:span text:style-name="T1">,</text:span><text:span text:style-name="T6">3</text:span><text:span text:style-name="T1">), </text:span><text:span text:style-name="T3">padding</text:span><text:span text:style-name="T1">=</text:span><text:span text:style-name="T9">'VALID'</text:span><text:span text:style-name="T1">, </text:span><text:span text:style-name="T3">activation</text:span><text:span text:style-name="T1">=</text:span><text:span text:style-name="T9">"relu"</text:span><text:span text:style-name="T1">)(x6)</text:span></text:p>
      <text:p text:style-name="P2">x = layers.Add()([xo1,xo2,xo3,xo4,xo5,xo6])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2"/>
      <text:p text:style-name="P5">==&gt; q313/313 - 1s - loss: 1.0620 - accuracy: 0.6353</text:p>
      <text:p text:style-name="P5">0.6352999806404114</text:p>
      <text:p text:style-name="P1"/>
      <text:p text:style-name="P1"/>
      <text:p text:style-name="P19">Test 2:</text:p>
      <text:p text:style-name="P6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x1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2">xo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18"/>
      <text:p text:style-name="P2">x2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2">xo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18"/>
      <text:p text:style-name="P2">x3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2"><text:soft-page-break/>xo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18"/>
      <text:p text:style-name="P2">x4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2">xo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18"/>
      <text:p text:style-name="P2">x5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5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5)</text:p>
      <text:p text:style-name="P2">xo5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5)</text:p>
      <text:p text:style-name="P18"/>
      <text:p text:style-name="P2">x6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6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6)</text:p>
      <text:p text:style-name="P2">xo6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6)</text:p>
      <text:p text:style-name="P29"/>
      <text:p text:style-name="P2">x = layers.Add()([xo1,xo2,xo3,xo4,xo5,xo6]) <text:span text:style-name="T11">#concatenate([xo1,xo2,xo3,xo4], axis=-1)</text:span>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19"/>
      <text:p text:style-name="P20"/>
      <text:p text:style-name="P19"><text:soft-page-break/>313/313 - 1s - loss: 1.0093 - accuracy: 0.6598</text:p>
      <text:p text:style-name="P19">0.6597999930381775</text:p>
      <text:p text:style-name="P19"/>
      <text:p text:style-name="P21">Test 3:</text:p>
      <text:p text:style-name="P7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x1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1 = layers.MaxPooling2D((<text:span text:style-name="T5">2</text:span>,<text:span text:style-name="T5">2</text:span>))(x1)</text:p>
      <text:p text:style-name="P2">x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2">x1 = layers.MaxPooling2D((<text:span text:style-name="T5">2</text:span>,<text:span text:style-name="T5">2</text:span>))(x1)</text:p>
      <text:p text:style-name="P2">xo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18"/>
      <text:p text:style-name="P2">x2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2 = layers.MaxPooling2D((<text:span text:style-name="T5">2</text:span>,<text:span text:style-name="T5">2</text:span>))(x2)</text:p>
      <text:p text:style-name="P2">x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2">x2 = layers.MaxPooling2D((<text:span text:style-name="T5">2</text:span>,<text:span text:style-name="T5">2</text:span>))(x2)</text:p>
      <text:p text:style-name="P2">xo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18"/>
      <text:p text:style-name="P2">x3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3 = layers.MaxPooling2D((<text:span text:style-name="T5">2</text:span>,<text:span text:style-name="T5">2</text:span>))(x3)</text:p>
      <text:p text:style-name="P2">x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2">x3 = layers.MaxPooling2D((<text:span text:style-name="T5">2</text:span>,<text:span text:style-name="T5">2</text:span>))(x3)</text:p>
      <text:p text:style-name="P2">xo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18"/>
      <text:p text:style-name="P2">x4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<text:soft-page-break/>x4 = layers.MaxPooling2D((<text:span text:style-name="T5">2</text:span>,<text:span text:style-name="T5">2</text:span>))(x4)</text:p>
      <text:p text:style-name="P2">x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2">x4 = layers.MaxPooling2D((<text:span text:style-name="T5">2</text:span>,<text:span text:style-name="T5">2</text:span>))(x4)</text:p>
      <text:p text:style-name="P2">xo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18"/>
      <text:p text:style-name="P2">x5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5 = layers.MaxPooling2D((<text:span text:style-name="T5">2</text:span>,<text:span text:style-name="T5">2</text:span>))(x5)</text:p>
      <text:p text:style-name="P2">x5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5)</text:p>
      <text:p text:style-name="P2">x5 = layers.MaxPooling2D((<text:span text:style-name="T5">2</text:span>,<text:span text:style-name="T5">2</text:span>))(x5)</text:p>
      <text:p text:style-name="P2">xo5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5)</text:p>
      <text:p text:style-name="P18"/>
      <text:p text:style-name="P2">x6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6 = layers.MaxPooling2D((<text:span text:style-name="T5">2</text:span>,<text:span text:style-name="T5">2</text:span>))(x6)</text:p>
      <text:p text:style-name="P2">x6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6)</text:p>
      <text:p text:style-name="P2">x6 = layers.MaxPooling2D((<text:span text:style-name="T5">2</text:span>,<text:span text:style-name="T5">2</text:span>))(x6)</text:p>
      <text:p text:style-name="P2">xo6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6)</text:p>
      <text:p text:style-name="P29"/>
      <text:p text:style-name="P2">x = layers.Add()([xo1,xo2,xo3,xo4,xo5,xo6]) <text:span text:style-name="T11">#concatenate([xo1,xo2,xo3,xo4], axis=-1)</text:span>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<text:soft-page-break/>x = layers.Dense(<text:span text:style-name="T5">10</text:span>)(x)313/313 - 1s - loss: 1.1300 - accuracy: 0.6025</text:p>
      <text:p text:style-name="P2">0.6025000214576721</text:p>
      <text:p text:style-name="P2"/>
      <text:p text:style-name="P8">Test 4:</text:p>
      <text:p text:style-name="P10">BSET from TensorFlow</text:p>
      <text:p text:style-name="P10">model_input = Input(<text:span text:style-name="T2">shape</text:span>=(<text:span text:style-name="T5">32</text:span>,<text:span text:style-name="T5">32</text:span>,<text:span text:style-name="T5">3</text:span>), <text:span text:style-name="T2">name</text:span>=<text:span text:style-name="T8">"baseModel"</text:span>)</text:p>
      <text:p text:style-name="P18"/>
      <text:p text:style-name="P2">x = layers.Conv2D(<text:span text:style-name="T5">32</text:span>, (<text:span text:style-name="T5">3</text:span>, <text:span text:style-name="T5">3</text:span>), <text:span text:style-name="T2">activation</text:span>=<text:span text:style-name="T8">'relu'</text:span>)(model_input)</text:p>
      <text:p text:style-name="P17">x = layers.MaxPooling2D((2, 2))(x)</text:p>
      <text:p text:style-name="P2">x = layers.Conv2D(<text:span text:style-name="T5">64</text:span>, (<text:span text:style-name="T5">3</text:span>, <text:span text:style-name="T5">3</text:span>), <text:span text:style-name="T2">activation</text:span>=<text:span text:style-name="T8">'relu'</text:span>)(x)</text:p>
      <text:p text:style-name="P17">x = layers.MaxPooling2D((2, 2))(x)</text:p>
      <text:p text:style-name="P2">x = layers.Conv2D(<text:span text:style-name="T5">64</text:span>, (<text:span text:style-name="T5">3</text:span>, <text:span text:style-name="T5">3</text:span>), <text:span text:style-name="T2">activation</text:span>=<text:span text:style-name="T8">'relu'</text:span>)(x)</text:p>
      <text:p text:style-name="P2"/>
      <text:p text:style-name="P2">x = layers.Flatten()(x)</text:p>
      <text:p text:style-name="P2">x = layers.Dense(<text:span text:style-name="T5">64</text:span>, <text:span text:style-name="T2">activation</text:span>=<text:span text:style-name="T8">'relu'</text:span>)(x)</text:p>
      <text:p text:style-name="P2">x = layers.Dense(<text:span text:style-name="T5">10</text:span>)(x)</text:p>
      <text:p text:style-name="P10"/>
      <text:p text:style-name="P10">313/313 - 0s - loss: 0.8474 - accuracy: 0.7156</text:p>
      <text:p text:style-name="P10">0.7156000137329102</text:p>
      <text:p text:style-name="P10"/>
      <text:p text:style-name="P10">Test 5:</text:p>
      <text:p text:style-name="P22">Layer (type) <text:s text:c="16"/>Output Shape <text:s text:c="13"/>Param # <text:s text:c="2"/></text:p>
      <text:p text:style-name="P22">=================================================================</text:p>
      <text:p text:style-name="P22">baseModel (InputLayer) <text:s text:c="6"/>[(None, 32, 32, 3)] <text:s text:c="6"/>0 <text:s text:c="8"/></text:p>
      <text:p text:style-name="P22">_________________________________________________________________</text:p>
      <text:p text:style-name="P22">conv2d (Conv2D) <text:s text:c="13"/>(None, 30, 30, 32) <text:s text:c="7"/>896 <text:s text:c="6"/></text:p>
      <text:p text:style-name="P22">_________________________________________________________________</text:p>
      <text:p text:style-name="P22">conv2d_1 (Conv2D) <text:s text:c="11"/>(None, 28, 28, 64) <text:s text:c="7"/>18496 <text:s text:c="4"/></text:p>
      <text:p text:style-name="P22">_________________________________________________________________</text:p>
      <text:p text:style-name="P22">conv2d_2 (Conv2D) <text:s text:c="11"/>(None, 26, 26, 64) <text:s text:c="7"/>36928 <text:s text:c="4"/></text:p>
      <text:p text:style-name="P22">_________________________________________________________________</text:p>
      <text:p text:style-name="P22">max_pooling2d (MaxPooling2D) (None, 13, 13, 64) <text:s text:c="7"/>0 <text:s text:c="8"/></text:p>
      <text:p text:style-name="P22">_________________________________________________________________</text:p>
      <text:p text:style-name="P22">flatten (Flatten) <text:s text:c="11"/>(None, 10816) <text:s text:c="12"/>0 <text:s text:c="8"/></text:p>
      <text:p text:style-name="P22">_________________________________________________________________</text:p>
      <text:p text:style-name="P22">dense (Dense) <text:s text:c="15"/>(None, 64) <text:s text:c="15"/>692288 <text:s text:c="3"/></text:p>
      <text:p text:style-name="P22">_________________________________________________________________</text:p>
      <text:p text:style-name="P22"><text:soft-page-break/>dense_1 (Dense) <text:s text:c="13"/>(None, 10) <text:s text:c="15"/>650 <text:s text:c="6"/></text:p>
      <text:p text:style-name="P22">=================================================================</text:p>
      <text:p text:style-name="P22">Total params: 749,258</text:p>
      <text:p text:style-name="P22">Trainable params: 749,258</text:p>
      <text:p text:style-name="P9">Non-trainable params: 0</text:p>
      <text:p text:style-name="P10"/>
      <text:p text:style-name="P2">model_input = Input(<text:span text:style-name="T2">shape</text:span>=(<text:span text:style-name="T5">32</text:span>,<text:span text:style-name="T5">32</text:span>,<text:span text:style-name="T5">3</text:span>), <text:span text:style-name="T2">name</text:span>=<text:span text:style-name="T8">"baseModel"</text:span>)</text:p>
      <text:p text:style-name="P18"/>
      <text:p text:style-name="P2">x = layers.Conv2D(<text:span text:style-name="T5">32</text:span>, (<text:span text:style-name="T5">3</text:span>, <text:span text:style-name="T5">3</text:span>), <text:span text:style-name="T2">activation</text:span>=<text:span text:style-name="T8">'relu'</text:span>)(model_input)</text:p>
      <text:p text:style-name="P17"># x = layers.MaxPooling2D((2, 2))(x)</text:p>
      <text:p text:style-name="P2">x = layers.Conv2D(<text:span text:style-name="T5">64</text:span>, (<text:span text:style-name="T5">3</text:span>, <text:span text:style-name="T5">3</text:span>), <text:span text:style-name="T2">activation</text:span>=<text:span text:style-name="T8">'relu'</text:span>)(x)</text:p>
      <text:p text:style-name="P17"># x = layers.MaxPooling2D((2, 2))(x)</text:p>
      <text:p text:style-name="P2">x = layers.Conv2D(<text:span text:style-name="T5">64</text:span>, (<text:span text:style-name="T5">3</text:span>, <text:span text:style-name="T5">3</text:span>), <text:span text:style-name="T2">activation</text:span>=<text:span text:style-name="T8">'relu'</text:span>)(x)</text:p>
      <text:p text:style-name="P18"/>
      <text:p text:style-name="P2">x = layers.MaxPooling2D((<text:span text:style-name="T5">2</text:span>, <text:span text:style-name="T5">2</text:span>))(x)</text:p>
      <text:p text:style-name="P2">x = layers.Flatten()(x)</text:p>
      <text:p text:style-name="P2">x = layers.Dense(<text:span text:style-name="T5">64</text:span>, <text:span text:style-name="T2">activation</text:span>=<text:span text:style-name="T8">'relu'</text:span>)(x)</text:p>
      <text:p text:style-name="P2">x = layers.Dense(<text:span text:style-name="T5">10</text:span>)(x)</text:p>
      <text:p text:style-name="P2"/>
      <text:p text:style-name="P2">313/313 - 1s - loss: 1.6118 - accuracy: 0.6699</text:p>
      <text:p text:style-name="P2">0.6699000000953674</text:p>
      <text:p text:style-name="P21"/>
      <text:p text:style-name="P21"/>
      <text:p text:style-name="P23">Test 6:</text:p>
      <text:p text:style-name="P23">Layer (type) <text:s text:c="16"/>Output Shape <text:s text:c="13"/>Param # <text:s text:c="2"/></text:p>
      <text:p text:style-name="P23">=================================================================</text:p>
      <text:p text:style-name="P23">baseModel (InputLayer) <text:s text:c="6"/>[(None, 32, 32, 3)] <text:s text:c="6"/>0 <text:s text:c="8"/></text:p>
      <text:p text:style-name="P23">_________________________________________________________________</text:p>
      <text:p text:style-name="P23">conv2d (Conv2D) <text:s text:c="13"/>(None, 30, 30, 32) <text:s text:c="7"/>896 <text:s text:c="6"/></text:p>
      <text:p text:style-name="P23">_________________________________________________________________</text:p>
      <text:p text:style-name="P23">conv2d_1 (Conv2D) <text:s text:c="11"/>(None, 28, 28, 64) <text:s text:c="7"/>18496 <text:s text:c="4"/></text:p>
      <text:p text:style-name="P23">_________________________________________________________________</text:p>
      <text:p text:style-name="P23">conv2d_2 (Conv2D) <text:s text:c="11"/>(None, 26, 26, 64) <text:s text:c="7"/>36928 <text:s text:c="4"/></text:p>
      <text:p text:style-name="P23">_________________________________________________________________</text:p>
      <text:p text:style-name="P23">max_pooling2d (MaxPooling2D) (None, 13, 13, 64) <text:s text:c="7"/>0 <text:s text:c="8"/></text:p>
      <text:p text:style-name="P23">_________________________________________________________________</text:p>
      <text:p text:style-name="P23">flatten (Flatten) <text:s text:c="11"/>(None, 10816) <text:s text:c="12"/>0 <text:s text:c="8"/></text:p>
      <text:p text:style-name="P23">_________________________________________________________________</text:p>
      <text:p text:style-name="P23">dense (Dense) <text:s text:c="15"/>(None, 128) <text:s text:c="14"/>1384576 <text:s text:c="2"/></text:p>
      <text:p text:style-name="P23">_________________________________________________________________</text:p>
      <text:p text:style-name="P23">dense_1 (Dense) <text:s text:c="13"/>(None, 10) <text:s text:c="15"/>1290 <text:s text:c="5"/></text:p>
      <text:p text:style-name="P23"><text:soft-page-break/>=================================================================</text:p>
      <text:p text:style-name="P23">Total params: 1,442,186</text:p>
      <text:p text:style-name="P23">Trainable params: 1,442,186</text:p>
      <text:p text:style-name="P23">Non-trainable params: 0</text:p>
      <text:p text:style-name="P23"/>
      <text:p text:style-name="P11"><text:span text:style-name="T13">x = layers.Conv2D(</text:span><text:span text:style-name="T7">32</text:span><text:span text:style-name="T13">, (</text:span><text:span text:style-name="T7">3</text:span><text:span text:style-name="T13">, </text:span><text:span text:style-name="T7">3</text:span><text:span text:style-name="T13">), </text:span><text:span text:style-name="T4">activation</text:span><text:span text:style-name="T13">=</text:span><text:span text:style-name="T10">'relu'</text:span><text:span text:style-name="T13">)(model_input)</text:span></text:p>
      <text:p text:style-name="P2">x = layers.Conv2D(<text:span text:style-name="T5">64</text:span>, (<text:span text:style-name="T5">3</text:span>, <text:span text:style-name="T5">3</text:span>), <text:span text:style-name="T2">activation</text:span>=<text:span text:style-name="T8">'relu'</text:span>)(x)</text:p>
      <text:p text:style-name="P2">x = layers.Conv2D(<text:span text:style-name="T5">64</text:span>, (<text:span text:style-name="T5">3</text:span>, <text:span text:style-name="T5">3</text:span>), <text:span text:style-name="T2">activation</text:span>=<text:span text:style-name="T8">'relu'</text:span>)(x)</text:p>
      <text:p text:style-name="P18"/>
      <text:p text:style-name="P2">x = layers.MaxPooling2D((<text:span text:style-name="T5">2</text:span>, 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'relu'</text:span>)(x)</text:p>
      <text:p text:style-name="P2">x = layers.Dense(<text:span text:style-name="T5">10</text:span>)(x)</text:p>
      <text:p text:style-name="P23"/>
      <text:p text:style-name="P23">313/313 - 1s - loss: 2.0634 - accuracy: 0.6637</text:p>
      <text:p text:style-name="P23">0.6636999845504761</text:p>
      <text:p text:style-name="P23"/>
      <text:p text:style-name="P24">Test 7:</text:p>
      <text:p text:style-name="P24">__________________________________________________________________________________________________</text:p>
      <text:p text:style-name="P24">Layer (type) <text:s text:c="19"/>Output Shape <text:s text:c="8"/>Param # <text:s text:c="4"/>Connected to <text:s text:c="20"/></text:p>
      <text:p text:style-name="P24">==================================================================================================</text:p>
      <text:p text:style-name="P24">frame (InputLayer) <text:s text:c="13"/>[(None, 32, 32, 3)] <text:s/>0 <text:s text:c="43"/></text:p>
      <text:p text:style-name="P24">__________________________________________________________________________________________________</text:p>
      <text:p text:style-name="P24">conv2d (Conv2D) <text:s text:c="16"/>(None, 30, 30, 4) <text:s text:c="3"/>112 <text:s text:c="8"/>frame[0][0] <text:s text:c="21"/></text:p>
      <text:p text:style-name="P24">__________________________________________________________________________________________________</text:p>
      <text:p text:style-name="P24">conv2d_3 (Conv2D) <text:s text:c="14"/>(None, 30, 30, 4) <text:s text:c="3"/>112 <text:s text:c="8"/>frame[0][0] <text:s text:c="21"/></text:p>
      <text:p text:style-name="P24">__________________________________________________________________________________________________</text:p>
      <text:p text:style-name="P24">conv2d_6 (Conv2D) <text:s text:c="14"/>(None, 30, 30, 4) <text:s text:c="3"/>112 <text:s text:c="8"/>frame[0][0] <text:s text:c="21"/></text:p>
      <text:p text:style-name="P24">__________________________________________________________________________________________________</text:p>
      <text:p text:style-name="P24">conv2d_9 (Conv2D) <text:s text:c="14"/>(None, 30, 30, 4) <text:s text:c="3"/>112 <text:s text:c="8"/>frame[0][0] <text:s text:c="21"/></text:p>
      <text:p text:style-name="P24">__________________________________________________________________________________________________</text:p>
      <text:p text:style-name="P24">conv2d_1 (Conv2D) <text:s text:c="14"/>(None, 28, 28, 8) <text:s text:c="3"/>296 <text:s text:c="8"/>conv2d[0][0] <text:s text:c="20"/></text:p>
      <text:p text:style-name="P24">__________________________________________________________________________________________________</text:p>
      <text:p text:style-name="P24">conv2d_4 (Conv2D) <text:s text:c="14"/>(None, 28, 28, 8) <text:s text:c="3"/>296 <text:s text:c="8"/>conv2d_3[0][0] <text:s text:c="18"/></text:p>
      <text:p text:style-name="P24">__________________________________________________________________________________________________</text:p>
      <text:p text:style-name="P24">conv2d_7 (Conv2D) <text:s text:c="14"/>(None, 28, 28, 8) <text:s text:c="3"/>296 <text:s text:c="8"/>conv2d_6[0][0] <text:s text:c="18"/></text:p>
      <text:p text:style-name="P24"><text:soft-page-break/>__________________________________________________________________________________________________</text:p>
      <text:p text:style-name="P24">conv2d_10 (Conv2D) <text:s text:c="13"/>(None, 28, 28, 8) <text:s text:c="3"/>296 <text:s text:c="8"/>conv2d_9[0][0] <text:s text:c="18"/></text:p>
      <text:p text:style-name="P24">__________________________________________________________________________________________________</text:p>
      <text:p text:style-name="P24">conv2d_2 (Conv2D) <text:s text:c="14"/>(None, 26, 26, 8) <text:s text:c="3"/>584 <text:s text:c="8"/>conv2d_1[0][0] <text:s text:c="18"/></text:p>
      <text:p text:style-name="P24">__________________________________________________________________________________________________</text:p>
      <text:p text:style-name="P24">conv2d_5 (Conv2D) <text:s text:c="14"/>(None, 26, 26, 8) <text:s text:c="3"/>584 <text:s text:c="8"/>conv2d_4[0][0] <text:s text:c="18"/></text:p>
      <text:p text:style-name="P24">__________________________________________________________________________________________________</text:p>
      <text:p text:style-name="P24">conv2d_8 (Conv2D) <text:s text:c="14"/>(None, 26, 26, 8) <text:s text:c="3"/>584 <text:s text:c="8"/>conv2d_7[0][0] <text:s text:c="18"/></text:p>
      <text:p text:style-name="P24">__________________________________________________________________________________________________</text:p>
      <text:p text:style-name="P24">conv2d_11 (Conv2D) <text:s text:c="13"/>(None, 26, 26, 8) <text:s text:c="3"/>584 <text:s text:c="8"/>conv2d_10[0][0] <text:s text:c="17"/></text:p>
      <text:p text:style-name="P24">__________________________________________________________________________________________________</text:p>
      <text:p text:style-name="P24">add (Add) <text:s text:c="22"/>(None, 26, 26, 8) <text:s text:c="3"/>0 <text:s text:c="10"/>conv2d_2[0][0] <text:s text:c="18"/></text:p>
      <text:p text:style-name="P24"><text:s text:c="65"/>conv2d_5[0][0] <text:s text:c="18"/></text:p>
      <text:p text:style-name="P24"><text:s text:c="65"/>conv2d_8[0][0] <text:s text:c="18"/></text:p>
      <text:p text:style-name="P24"><text:s text:c="65"/>conv2d_11[0][0] <text:s text:c="17"/></text:p>
      <text:p text:style-name="P24">__________________________________________________________________________________________________</text:p>
      <text:p text:style-name="P24">max_pooling2d (MaxPooling2D) <text:s text:c="3"/>(None, 13, 13, 8) <text:s text:c="3"/>0 <text:s text:c="10"/>add[0][0] <text:s text:c="23"/></text:p>
      <text:p text:style-name="P24">__________________________________________________________________________________________________</text:p>
      <text:p text:style-name="P24">flatten (Flatten) <text:s text:c="14"/>(None, 1352) <text:s text:c="8"/>0 <text:s text:c="10"/>max_pooling2d[0][0] <text:s text:c="13"/></text:p>
      <text:p text:style-name="P24">__________________________________________________________________________________________________</text:p>
      <text:p text:style-name="P24">dense (Dense) <text:s text:c="18"/>(None, 128) <text:s text:c="9"/>173184 <text:s text:c="5"/>flatten[0][0] <text:s text:c="19"/></text:p>
      <text:p text:style-name="P24">__________________________________________________________________________________________________</text:p>
      <text:p text:style-name="P24">dense_1 (Dense) <text:s text:c="16"/>(None, 10) <text:s text:c="10"/>1290 <text:s text:c="7"/>dense[0][0] <text:s text:c="21"/></text:p>
      <text:p text:style-name="P24">==================================================================================================</text:p>
      <text:p text:style-name="P24">Total params: 178,442</text:p>
      <text:p text:style-name="P24">Trainable params: 178,442</text:p>
      <text:p text:style-name="P24">Non-trainable params: 0</text:p>
      <text:p text:style-name="P12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x1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17"># x1 = layers.MaxPooling2D((2,2))(x1)</text:p>
      <text:p text:style-name="P2">x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17"># x1 = layers.MaxPooling2D((2,2))(x1)</text:p>
      <text:p text:style-name="P2"><text:soft-page-break/>xo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18"/>
      <text:p text:style-name="P2">x2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17"># x2 = layers.MaxPooling2D((2,2))(x2)</text:p>
      <text:p text:style-name="P2">x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17"># x2 = layers.MaxPooling2D((2,2))(x2)</text:p>
      <text:p text:style-name="P2">xo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18"/>
      <text:p text:style-name="P2">x3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2">xo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18"/>
      <text:p text:style-name="P2">x4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17"/>
      <text:p text:style-name="P2">xo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18"/>
      <text:p text:style-name="P2">x = layers.Add()([xo1,xo2,xo3,xo4]) 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2"><text:soft-page-break/></text:p>
      <text:p text:style-name="P24">313/313 - 1s - loss: 1.0620 - accuracy: 0.6593</text:p>
      <text:p text:style-name="P24">0.6593000292778015</text:p>
      <text:p text:style-name="P24"/>
      <text:p text:style-name="P25">Test 7:</text:p>
      <text:p text:style-name="P25">Layer (type) <text:s text:c="19"/>Output Shape <text:s text:c="8"/>Param # <text:s text:c="4"/>Connected to <text:s text:c="20"/></text:p>
      <text:p text:style-name="P25">==================================================================================================</text:p>
      <text:p text:style-name="P25">frame (InputLayer) <text:s text:c="13"/>[(None, 32, 32, 3)] <text:s/>0 <text:s text:c="43"/></text:p>
      <text:p text:style-name="P25">__________________________________________________________________________________________________</text:p>
      <text:p text:style-name="P25">conv2d (Conv2D) <text:s text:c="16"/>(None, 30, 30, 4) <text:s text:c="3"/>112 <text:s text:c="8"/>frame[0][0] <text:s text:c="21"/></text:p>
      <text:p text:style-name="P25">__________________________________________________________________________________________________</text:p>
      <text:p text:style-name="P25">conv2d_3 (Conv2D) <text:s text:c="14"/>(None, 30, 30, 4) <text:s text:c="3"/>112 <text:s text:c="8"/>frame[0][0] <text:s text:c="21"/></text:p>
      <text:p text:style-name="P25">__________________________________________________________________________________________________</text:p>
      <text:p text:style-name="P25">conv2d_6 (Conv2D) <text:s text:c="14"/>(None, 30, 30, 4) <text:s text:c="3"/>112 <text:s text:c="8"/>frame[0][0] <text:s text:c="21"/></text:p>
      <text:p text:style-name="P25">__________________________________________________________________________________________________</text:p>
      <text:p text:style-name="P25">conv2d_9 (Conv2D) <text:s text:c="14"/>(None, 30, 30, 4) <text:s text:c="3"/>112 <text:s text:c="8"/>frame[0][0] <text:s text:c="21"/></text:p>
      <text:p text:style-name="P25">__________________________________________________________________________________________________</text:p>
      <text:p text:style-name="P25">conv2d_1 (Conv2D) <text:s text:c="14"/>(None, 28, 28, 8) <text:s text:c="3"/>296 <text:s text:c="8"/>conv2d[0][0] <text:s text:c="20"/></text:p>
      <text:p text:style-name="P25">__________________________________________________________________________________________________</text:p>
      <text:p text:style-name="P25">conv2d_4 (Conv2D) <text:s text:c="14"/>(None, 28, 28, 8) <text:s text:c="3"/>296 <text:s text:c="8"/>conv2d_3[0][0] <text:s text:c="18"/></text:p>
      <text:p text:style-name="P25">__________________________________________________________________________________________________</text:p>
      <text:p text:style-name="P25">conv2d_7 (Conv2D) <text:s text:c="14"/>(None, 28, 28, 8) <text:s text:c="3"/>296 <text:s text:c="8"/>conv2d_6[0][0] <text:s text:c="18"/></text:p>
      <text:p text:style-name="P25">__________________________________________________________________________________________________</text:p>
      <text:p text:style-name="P25">conv2d_10 (Conv2D) <text:s text:c="13"/>(None, 28, 28, 8) <text:s text:c="3"/>296 <text:s text:c="8"/>conv2d_9[0][0] <text:s text:c="18"/></text:p>
      <text:p text:style-name="P25">__________________________________________________________________________________________________</text:p>
      <text:p text:style-name="P25">conv2d_2 (Conv2D) <text:s text:c="14"/>(None, 26, 26, 8) <text:s text:c="3"/>584 <text:s text:c="8"/>conv2d_1[0][0] <text:s text:c="18"/></text:p>
      <text:p text:style-name="P25">__________________________________________________________________________________________________</text:p>
      <text:p text:style-name="P25">conv2d_5 (Conv2D) <text:s text:c="14"/>(None, 26, 26, 8) <text:s text:c="3"/>584 <text:s text:c="8"/>conv2d_4[0][0] <text:s text:c="18"/></text:p>
      <text:p text:style-name="P25">__________________________________________________________________________________________________</text:p>
      <text:p text:style-name="P25">conv2d_8 (Conv2D) <text:s text:c="14"/>(None, 26, 26, 8) <text:s text:c="3"/>584 <text:s text:c="8"/>conv2d_7[0][0] <text:s text:c="18"/></text:p>
      <text:p text:style-name="P25">__________________________________________________________________________________________________</text:p>
      <text:p text:style-name="P25">conv2d_11 (Conv2D) <text:s text:c="13"/>(None, 26, 26, 8) <text:s text:c="3"/>584 <text:s text:c="8"/>conv2d_10[0][0] <text:s text:c="17"/></text:p>
      <text:p text:style-name="P25">__________________________________________________________________________________________________</text:p>
      <text:p text:style-name="P25">concatenate (Concatenate) <text:s text:c="6"/>(None, 26, 26, 32) <text:s text:c="2"/>0 <text:s text:c="10"/>conv2d_2[0][0] <text:s text:c="18"/></text:p>
      <text:p text:style-name="P25"><text:soft-page-break/><text:s text:c="65"/>conv2d_5[0][0] <text:s text:c="18"/></text:p>
      <text:p text:style-name="P25"><text:s text:c="65"/>conv2d_8[0][0] <text:s text:c="18"/></text:p>
      <text:p text:style-name="P25"><text:s text:c="65"/>conv2d_11[0][0] <text:s text:c="17"/></text:p>
      <text:p text:style-name="P25">__________________________________________________________________________________________________</text:p>
      <text:p text:style-name="P25">max_pooling2d (MaxPooling2D) <text:s text:c="3"/>(None, 13, 13, 32) <text:s text:c="2"/>0 <text:s text:c="10"/>concatenate[0][0] <text:s text:c="15"/></text:p>
      <text:p text:style-name="P25">__________________________________________________________________________________________________</text:p>
      <text:p text:style-name="P25">flatten (Flatten) <text:s text:c="14"/>(None, 5408) <text:s text:c="8"/>0 <text:s text:c="10"/>max_pooling2d[0][0] <text:s text:c="13"/></text:p>
      <text:p text:style-name="P25">__________________________________________________________________________________________________</text:p>
      <text:p text:style-name="P25">dense (Dense) <text:s text:c="18"/>(None, 128) <text:s text:c="9"/>692352 <text:s text:c="5"/>flatten[0][0] <text:s text:c="19"/></text:p>
      <text:p text:style-name="P25">__________________________________________________________________________________________________</text:p>
      <text:p text:style-name="P25">dense_1 (Dense) <text:s text:c="16"/>(None, 10) <text:s text:c="10"/>1290 <text:s text:c="7"/>dense[0][0] <text:s text:c="21"/></text:p>
      <text:p text:style-name="P25">==================================================================================================</text:p>
      <text:p text:style-name="P25">Total params: 697,610</text:p>
      <text:p text:style-name="P25">Trainable params: 697,610</text:p>
      <text:p text:style-name="P25">Non-trainable params: 0</text:p>
      <text:p text:style-name="P25"/>
      <text:p text:style-name="P13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x1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3">x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2">xo1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1)</text:p>
      <text:p text:style-name="P18"/>
      <text:p text:style-name="P2">x2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2">xo2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2)</text:p>
      <text:p text:style-name="P18"/>
      <text:p text:style-name="P2">x3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2"><text:soft-page-break/>xo3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3)</text:p>
      <text:p text:style-name="P18"/>
      <text:p text:style-name="P2">x4 = layers.Conv2D(<text:span text:style-name="T5">4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model_input)</text:p>
      <text:p text:style-name="P2">x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2">xo4 = layers.Conv2D(<text:span text:style-name="T5">8</text:span>, (<text:span text:style-name="T5">3</text:span>,<text:span text:style-name="T5">3</text:span>), <text:span text:style-name="T2">padding</text:span>=<text:span text:style-name="T8">'VALID'</text:span>, <text:span text:style-name="T2">activation</text:span>=<text:span text:style-name="T8">"relu"</text:span>)(x4)</text:p>
      <text:p text:style-name="P18"/>
      <text:p text:style-name="P2">x = layers.concatenate([xo1,xo2,xo3,xo4], <text:span text:style-name="T2">axis</text:span>=-<text:span text:style-name="T5">1</text:span>) <text:span text:style-name="T11">#Add(</text:span><text:span text:style-name="T12">)</text:span>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25"/>
      <text:p text:style-name="P25"/>
      <text:p text:style-name="P25">313/313 - 1s - loss: 1.5586 - accuracy: 0.6532</text:p>
      <text:p text:style-name="P25">0.6531999707221985</text:p>
      <text:p text:style-name="P25"/>
      <text:p text:style-name="P26">Test 8:</text:p>
      <text:p text:style-name="P26">Layer (type) <text:s text:c="19"/>Output Shape <text:s text:c="8"/>Param # <text:s text:c="4"/>Connected to <text:s text:c="20"/></text:p>
      <text:p text:style-name="P26">==================================================================================================</text:p>
      <text:p text:style-name="P26">frame (InputLayer) <text:s text:c="13"/>[(None, 32, 32, 3)] <text:s/>0 <text:s text:c="43"/></text:p>
      <text:p text:style-name="P26">__________________________________________________________________________________________________</text:p>
      <text:p text:style-name="P26">conv2d (Conv2D) <text:s text:c="16"/>(None, 30, 30, 4) <text:s text:c="3"/>112 <text:s text:c="8"/>frame[0][0] <text:s text:c="21"/></text:p>
      <text:p text:style-name="P26">__________________________________________________________________________________________________</text:p>
      <text:p text:style-name="P26">conv2d_3 (Conv2D) <text:s text:c="14"/>(None, 30, 30, 4) <text:s text:c="3"/>112 <text:s text:c="8"/>frame[0][0] <text:s text:c="21"/></text:p>
      <text:p text:style-name="P26">__________________________________________________________________________________________________</text:p>
      <text:p text:style-name="P26">conv2d_6 (Conv2D) <text:s text:c="14"/>(None, 30, 30, 4) <text:s text:c="3"/>112 <text:s text:c="8"/>frame[0][0] <text:s text:c="21"/></text:p>
      <text:p text:style-name="P26">__________________________________________________________________________________________________</text:p>
      <text:p text:style-name="P26">conv2d_9 (Conv2D) <text:s text:c="14"/>(None, 30, 30, 4) <text:s text:c="3"/>112 <text:s text:c="8"/>frame[0][0] <text:s text:c="21"/></text:p>
      <text:p text:style-name="P26">__________________________________________________________________________________________________</text:p>
      <text:p text:style-name="P26">conv2d_1 (Conv2D) <text:s text:c="14"/>(None, 28, 28, 8) <text:s text:c="3"/>296 <text:s text:c="8"/>conv2d[0][0] <text:s text:c="20"/></text:p>
      <text:p text:style-name="P26"><text:soft-page-break/>__________________________________________________________________________________________________</text:p>
      <text:p text:style-name="P26">conv2d_4 (Conv2D) <text:s text:c="14"/>(None, 28, 28, 8) <text:s text:c="3"/>296 <text:s text:c="8"/>conv2d_3[0][0] <text:s text:c="18"/></text:p>
      <text:p text:style-name="P26">__________________________________________________________________________________________________</text:p>
      <text:p text:style-name="P26">conv2d_7 (Conv2D) <text:s text:c="14"/>(None, 28, 28, 8) <text:s text:c="3"/>296 <text:s text:c="8"/>conv2d_6[0][0] <text:s text:c="18"/></text:p>
      <text:p text:style-name="P26">__________________________________________________________________________________________________</text:p>
      <text:p text:style-name="P26">conv2d_10 (Conv2D) <text:s text:c="13"/>(None, 28, 28, 8) <text:s text:c="3"/>296 <text:s text:c="8"/>conv2d_9[0][0] <text:s text:c="18"/></text:p>
      <text:p text:style-name="P26">__________________________________________________________________________________________________</text:p>
      <text:p text:style-name="P26">conv2d_2 (Conv2D) <text:s text:c="14"/>(None, 26, 26, 8) <text:s text:c="3"/>584 <text:s text:c="8"/>conv2d_1[0][0] <text:s text:c="18"/></text:p>
      <text:p text:style-name="P26">__________________________________________________________________________________________________</text:p>
      <text:p text:style-name="P26">conv2d_5 (Conv2D) <text:s text:c="14"/>(None, 26, 26, 8) <text:s text:c="3"/>584 <text:s text:c="8"/>conv2d_4[0][0] <text:s text:c="18"/></text:p>
      <text:p text:style-name="P26">__________________________________________________________________________________________________</text:p>
      <text:p text:style-name="P26">conv2d_8 (Conv2D) <text:s text:c="14"/>(None, 26, 26, 8) <text:s text:c="3"/>584 <text:s text:c="8"/>conv2d_7[0][0] <text:s text:c="18"/></text:p>
      <text:p text:style-name="P26">__________________________________________________________________________________________________</text:p>
      <text:p text:style-name="P26">conv2d_11 (Conv2D) <text:s text:c="13"/>(None, 26, 26, 8) <text:s text:c="3"/>584 <text:s text:c="8"/>conv2d_10[0][0] <text:s text:c="17"/></text:p>
      <text:p text:style-name="P26">__________________________________________________________________________________________________</text:p>
      <text:p text:style-name="P26">concatenate (Concatenate) <text:s text:c="6"/>(None, 26, 26, 32) <text:s text:c="2"/>0 <text:s text:c="10"/>conv2d_2[0][0] <text:s text:c="18"/></text:p>
      <text:p text:style-name="P26"><text:s text:c="65"/>conv2d_5[0][0] <text:s text:c="18"/></text:p>
      <text:p text:style-name="P26"><text:s text:c="65"/>conv2d_8[0][0] <text:s text:c="18"/></text:p>
      <text:p text:style-name="P26"><text:s text:c="65"/>conv2d_11[0][0] <text:s text:c="17"/></text:p>
      <text:p text:style-name="P26">__________________________________________________________________________________________________</text:p>
      <text:p text:style-name="P26">max_pooling2d (MaxPooling2D) <text:s text:c="3"/>(None, 13, 13, 32) <text:s text:c="2"/>0 <text:s text:c="10"/>concatenate[0][0] <text:s text:c="15"/></text:p>
      <text:p text:style-name="P26">__________________________________________________________________________________________________</text:p>
      <text:p text:style-name="P26">flatten (Flatten) <text:s text:c="14"/>(None, 5408) <text:s text:c="8"/>0 <text:s text:c="10"/>max_pooling2d[0][0] <text:s text:c="13"/></text:p>
      <text:p text:style-name="P26">__________________________________________________________________________________________________</text:p>
      <text:p text:style-name="P26">dense (Dense) <text:s text:c="18"/>(None, 128) <text:s text:c="9"/>692352 <text:s text:c="5"/>flatten[0][0] <text:s text:c="19"/></text:p>
      <text:p text:style-name="P26">__________________________________________________________________________________________________</text:p>
      <text:p text:style-name="P26">dense_1 (Dense) <text:s text:c="16"/>(None, 10) <text:s text:c="10"/>1290 <text:s text:c="7"/>dense[0][0] <text:s text:c="21"/></text:p>
      <text:p text:style-name="P26">==================================================================================================</text:p>
      <text:p text:style-name="P26">Total params: 697,610</text:p>
      <text:p text:style-name="P26">Trainable params: 697,610</text:p>
      <text:p text:style-name="P26">Non-trainable params: 0</text:p>
      <text:p text:style-name="P14"><text:span text:style-name="T14">def</text:span> <text:span text:style-name="T15">baseBlock</text:span>(<text:span text:style-name="T2">model_input</text:span>):</text:p>
      <text:p text:style-name="P2">x = layers.Conv2D(<text:span text:style-name="T5">4</text:span>, (<text:span text:style-name="T5">3</text:span>,<text:span text:style-name="T5">3</text:span>), <text:span text:style-name="T2">activation</text:span>=<text:span text:style-name="T8">"relu"</text:span>)(model_input)</text:p>
      <text:p text:style-name="P2">x = layers.Conv2D(<text:span text:style-name="T5">8</text:span>, (<text:span text:style-name="T5">3</text:span>,<text:span text:style-name="T5">3</text:span>), <text:span text:style-name="T2">activation</text:span>=<text:span text:style-name="T8">"relu"</text:span>)(x)</text:p>
      <text:p text:style-name="P2"><text:soft-page-break/>xo = layers.Conv2D(<text:span text:style-name="T5">8</text:span>, (<text:span text:style-name="T5">3</text:span>,<text:span text:style-name="T5">3</text:span>), <text:span text:style-name="T2">activation</text:span>=<text:span text:style-name="T8">"relu"</text:span>)(x)</text:p>
      <text:p text:style-name="P2"><text:span text:style-name="T16">return</text:span> xo</text:p>
      <text:p text:style-name="P18"/>
      <text:p text:style-name="P2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modelList = [baseBlock(model_input) <text:span text:style-name="T16">for</text:span> i <text:span text:style-name="T16">in</text:span> <text:span text:style-name="T15">range</text:span>(<text:span text:style-name="T5">4</text:span>)]</text:p>
      <text:p text:style-name="P18"/>
      <text:p text:style-name="P2">x = layers.concatenate(modelList, <text:span text:style-name="T2">axis</text:span>=-<text:span text:style-name="T5">1</text:span>) <text:span text:style-name="T11">#Add()([xo1,xo2,xo3,xo4]) #concatenate([xo1,xo2,xo3,xo4], axis=-1)</text:span>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26"/>
      <text:p text:style-name="P26">313/313 - 1s - loss: 1.3500 - accuracy: 0.6536</text:p>
      <text:p text:style-name="P26">0.6535999774932861</text:p>
      <text:p text:style-name="P26"/>
      <text:p text:style-name="P26"/>
      <text:p text:style-name="P27">Test 10:</text:p>
      <text:p text:style-name="P27">Layer (type) <text:s text:c="19"/>Output Shape <text:s text:c="8"/>Param # <text:s text:c="4"/>Connected to <text:s text:c="20"/></text:p>
      <text:p text:style-name="P27">==================================================================================================</text:p>
      <text:p text:style-name="P27">frame (InputLayer) <text:s text:c="13"/>[(None, 32, 32, 3)] <text:s/>0 <text:s text:c="43"/></text:p>
      <text:p text:style-name="P27">__________________________________________________________________________________________________</text:p>
      <text:p text:style-name="P27">conv2d (Conv2D) <text:s text:c="16"/>(None, 32, 32, 4) <text:s text:c="3"/>112 <text:s text:c="8"/>frame[0][0] <text:s text:c="21"/></text:p>
      <text:p text:style-name="P27">__________________________________________________________________________________________________</text:p>
      <text:p text:style-name="P27">conv2d_3 (Conv2D) <text:s text:c="14"/>(None, 32, 32, 4) <text:s text:c="3"/>112 <text:s text:c="8"/>frame[0][0] <text:s text:c="21"/></text:p>
      <text:p text:style-name="P27">__________________________________________________________________________________________________</text:p>
      <text:p text:style-name="P27">conv2d_6 (Conv2D) <text:s text:c="14"/>(None, 32, 32, 4) <text:s text:c="3"/>112 <text:s text:c="8"/>frame[0][0] <text:s text:c="21"/></text:p>
      <text:p text:style-name="P27">__________________________________________________________________________________________________</text:p>
      <text:p text:style-name="P27">conv2d_9 (Conv2D) <text:s text:c="14"/>(None, 32, 32, 4) <text:s text:c="3"/>112 <text:s text:c="8"/>frame[0][0] <text:s text:c="21"/></text:p>
      <text:p text:style-name="P27">__________________________________________________________________________________________________</text:p>
      <text:p text:style-name="P27">batch_normalization (BatchNorma (None, 32, 32, 4) <text:s text:c="3"/>16 <text:s text:c="9"/>conv2d[0][0] <text:s text:c="20"/></text:p>
      <text:p text:style-name="P27">__________________________________________________________________________________________________</text:p>
      <text:p text:style-name="P27">batch_normalization_3 (BatchNor (None, 32, 32, 4) <text:s text:c="3"/>16 <text:s text:c="9"/>conv2d_3[0][0] <text:s text:c="18"/></text:p>
      <text:p text:style-name="P27">__________________________________________________________________________________________________</text:p>
      <text:p text:style-name="P27"><text:soft-page-break/>batch_normalization_6 (BatchNor (None, 32, 32, 4) <text:s text:c="3"/>16 <text:s text:c="9"/>conv2d_6[0][0] <text:s text:c="18"/></text:p>
      <text:p text:style-name="P27">__________________________________________________________________________________________________</text:p>
      <text:p text:style-name="P27">batch_normalization_9 (BatchNor (None, 32, 32, 4) <text:s text:c="3"/>16 <text:s text:c="9"/>conv2d_9[0][0] <text:s text:c="18"/></text:p>
      <text:p text:style-name="P27">__________________________________________________________________________________________________</text:p>
      <text:p text:style-name="P27">activation (Activation) <text:s text:c="8"/>(None, 32, 32, 4) <text:s text:c="3"/>0 <text:s text:c="10"/>batch_normalization[0][0] <text:s text:c="7"/></text:p>
      <text:p text:style-name="P27">__________________________________________________________________________________________________</text:p>
      <text:p text:style-name="P27">activation_3 (Activation) <text:s text:c="6"/>(None, 32, 32, 4) <text:s text:c="3"/>0 <text:s text:c="10"/>batch_normalization_3[0][0] <text:s text:c="5"/></text:p>
      <text:p text:style-name="P27">__________________________________________________________________________________________________</text:p>
      <text:p text:style-name="P27">activation_6 (Activation) <text:s text:c="6"/>(None, 32, 32, 4) <text:s text:c="3"/>0 <text:s text:c="10"/>batch_normalization_6[0][0] <text:s text:c="5"/></text:p>
      <text:p text:style-name="P27">__________________________________________________________________________________________________</text:p>
      <text:p text:style-name="P27">activation_9 (Activation) <text:s text:c="6"/>(None, 32, 32, 4) <text:s text:c="3"/>0 <text:s text:c="10"/>batch_normalization_9[0][0] <text:s text:c="5"/></text:p>
      <text:p text:style-name="P27">__________________________________________________________________________________________________</text:p>
      <text:p text:style-name="P27">conv2d_1 (Conv2D) <text:s text:c="14"/>(None, 32, 32, 8) <text:s text:c="3"/>296 <text:s text:c="8"/>activation[0][0] <text:s text:c="16"/></text:p>
      <text:p text:style-name="P27">__________________________________________________________________________________________________</text:p>
      <text:p text:style-name="P27">conv2d_4 (Conv2D) <text:s text:c="14"/>(None, 32, 32, 8) <text:s text:c="3"/>296 <text:s text:c="8"/>activation_3[0][0] <text:s text:c="14"/></text:p>
      <text:p text:style-name="P27">__________________________________________________________________________________________________</text:p>
      <text:p text:style-name="P27">conv2d_7 (Conv2D) <text:s text:c="14"/>(None, 32, 32, 8) <text:s text:c="3"/>296 <text:s text:c="8"/>activation_6[0][0] <text:s text:c="14"/></text:p>
      <text:p text:style-name="P27">__________________________________________________________________________________________________</text:p>
      <text:p text:style-name="P27">conv2d_10 (Conv2D) <text:s text:c="13"/>(None, 32, 32, 8) <text:s text:c="3"/>296 <text:s text:c="8"/>activation_9[0][0] <text:s text:c="14"/></text:p>
      <text:p text:style-name="P27">__________________________________________________________________________________________________</text:p>
      <text:p text:style-name="P27">batch_normalization_1 (BatchNor (None, 32, 32, 8) <text:s text:c="3"/>32 <text:s text:c="9"/>conv2d_1[0][0] <text:s text:c="18"/></text:p>
      <text:p text:style-name="P27">__________________________________________________________________________________________________</text:p>
      <text:p text:style-name="P27">batch_normalization_4 (BatchNor (None, 32, 32, 8) <text:s text:c="3"/>32 <text:s text:c="9"/>conv2d_4[0][0] <text:s text:c="18"/></text:p>
      <text:p text:style-name="P27">__________________________________________________________________________________________________</text:p>
      <text:p text:style-name="P27">batch_normalization_7 (BatchNor (None, 32, 32, 8) <text:s text:c="3"/>32 <text:s text:c="9"/>conv2d_7[0][0] <text:s text:c="18"/></text:p>
      <text:p text:style-name="P27">__________________________________________________________________________________________________</text:p>
      <text:p text:style-name="P27">batch_normalization_10 (BatchNo (None, 32, 32, 8) <text:s text:c="3"/>32 <text:s text:c="9"/>conv2d_10[0][0] <text:s text:c="17"/></text:p>
      <text:p text:style-name="P27">__________________________________________________________________________________________________</text:p>
      <text:p text:style-name="P27">activation_1 (Activation) <text:s text:c="6"/>(None, 32, 32, 8) <text:s text:c="3"/>0 <text:s text:c="10"/>batch_normalization_1[0][0] <text:s text:c="5"/></text:p>
      <text:p text:style-name="P27">__________________________________________________________________________________________________</text:p>
      <text:p text:style-name="P27">activation_4 (Activation) <text:s text:c="6"/>(None, 32, 32, 8) <text:s text:c="3"/>0 <text:s text:c="10"/>batch_normalization_4[0][0] <text:s text:c="5"/></text:p>
      <text:p text:style-name="P27">__________________________________________________________________________________________________</text:p>
      <text:p text:style-name="P27">activation_7 (Activation) <text:s text:c="6"/>(None, 32, 32, 8) <text:s text:c="3"/>0 <text:s text:c="10"/>batch_normalization_7[0][0] <text:s text:c="5"/></text:p>
      <text:p text:style-name="P27"><text:soft-page-break/>__________________________________________________________________________________________________</text:p>
      <text:p text:style-name="P27">activation_10 (Activation) <text:s text:c="5"/>(None, 32, 32, 8) <text:s text:c="3"/>0 <text:s text:c="10"/>batch_normalization_10[0][0] <text:s text:c="4"/></text:p>
      <text:p text:style-name="P27">__________________________________________________________________________________________________</text:p>
      <text:p text:style-name="P27">conv2d_2 (Conv2D) <text:s text:c="14"/>(None, 32, 32, 8) <text:s text:c="3"/>584 <text:s text:c="8"/>activation_1[0][0] <text:s text:c="14"/></text:p>
      <text:p text:style-name="P27">__________________________________________________________________________________________________</text:p>
      <text:p text:style-name="P27">conv2d_5 (Conv2D) <text:s text:c="14"/>(None, 32, 32, 8) <text:s text:c="3"/>584 <text:s text:c="8"/>activation_4[0][0] <text:s text:c="14"/></text:p>
      <text:p text:style-name="P27">__________________________________________________________________________________________________</text:p>
      <text:p text:style-name="P27">conv2d_8 (Conv2D) <text:s text:c="14"/>(None, 32, 32, 8) <text:s text:c="3"/>584 <text:s text:c="8"/>activation_7[0][0] <text:s text:c="14"/></text:p>
      <text:p text:style-name="P27">__________________________________________________________________________________________________</text:p>
      <text:p text:style-name="P27">conv2d_11 (Conv2D) <text:s text:c="13"/>(None, 32, 32, 8) <text:s text:c="3"/>584 <text:s text:c="8"/>activation_10[0][0] <text:s text:c="13"/></text:p>
      <text:p text:style-name="P27">__________________________________________________________________________________________________</text:p>
      <text:p text:style-name="P27">concatenate (Concatenate) <text:s text:c="6"/>(None, 32, 32, 32) <text:s text:c="2"/>0 <text:s text:c="10"/>conv2d_2[0][0] <text:s text:c="18"/></text:p>
      <text:p text:style-name="P27"><text:s text:c="65"/>conv2d_5[0][0] <text:s text:c="18"/></text:p>
      <text:p text:style-name="P27"><text:s text:c="65"/>conv2d_8[0][0] <text:s text:c="18"/></text:p>
      <text:p text:style-name="P27"><text:s text:c="65"/>conv2d_11[0][0] <text:s text:c="17"/></text:p>
      <text:p text:style-name="P27">__________________________________________________________________________________________________</text:p>
      <text:p text:style-name="P27">max_pooling2d (MaxPooling2D) <text:s text:c="3"/>(None, 16, 16, 32) <text:s text:c="2"/>0 <text:s text:c="10"/>concatenate[0][0] <text:s text:c="15"/></text:p>
      <text:p text:style-name="P27">__________________________________________________________________________________________________</text:p>
      <text:p text:style-name="P27">flatten (Flatten) <text:s text:c="14"/>(None, 8192) <text:s text:c="8"/>0 <text:s text:c="10"/>max_pooling2d[0][0] <text:s text:c="13"/></text:p>
      <text:p text:style-name="P27">__________________________________________________________________________________________________</text:p>
      <text:p text:style-name="P27">dense (Dense) <text:s text:c="18"/>(None, 128) <text:s text:c="9"/>1048704 <text:s text:c="4"/>flatten[0][0] <text:s text:c="19"/></text:p>
      <text:p text:style-name="P27">__________________________________________________________________________________________________</text:p>
      <text:p text:style-name="P27">dense_1 (Dense) <text:s text:c="16"/>(None, 10) <text:s text:c="10"/>1290 <text:s text:c="7"/>dense[0][0] <text:s text:c="21"/></text:p>
      <text:p text:style-name="P27">==================================================================================================</text:p>
      <text:p text:style-name="P27">Total params: 1,054,154</text:p>
      <text:p text:style-name="P27">Trainable params: 1,054,058</text:p>
      <text:p text:style-name="P27">Non-trainable params: 96</text:p>
      <text:p text:style-name="P27"/>
      <text:p text:style-name="P27"/>
      <text:p text:style-name="P15"><text:span text:style-name="T14">def</text:span> <text:span text:style-name="T15">baseBlock</text:span>(<text:span text:style-name="T2">model_input</text:span>):</text:p>
      <text:p text:style-name="P2">x = layers.Conv2D(<text:span text:style-name="T5">4</text:span>, (<text:span text:style-name="T5">3</text:span>,<text:span text:style-name="T5">3</text:span>), <text:span text:style-name="T2">padding</text:span>=<text:span text:style-name="T8">"SAME"</text:span>)(model_input)</text:p>
      <text:p text:style-name="P2">x = layers.BatchNormalization(<text:span text:style-name="T2">axis</text:span>=-<text:span text:style-name="T5">1</text:span>)(x)</text:p>
      <text:p text:style-name="P2">x = layers.Activation(<text:span text:style-name="T8">"relu"</text:span>)(x)</text:p>
      <text:p text:style-name="P2">x = layers.Conv2D(<text:span text:style-name="T5">8</text:span>, (<text:span text:style-name="T5">3</text:span>,<text:span text:style-name="T5">3</text:span>), <text:span text:style-name="T2">padding</text:span>=<text:span text:style-name="T8">"SAME"</text:span>)(x)</text:p>
      <text:p text:style-name="P2">x = layers.BatchNormalization(<text:span text:style-name="T2">axis</text:span>=-<text:span text:style-name="T5">1</text:span>)(x)</text:p>
      <text:p text:style-name="P2"><text:soft-page-break/>x = layers.Activation(<text:span text:style-name="T8">"relu"</text:span>)(x)</text:p>
      <text:p text:style-name="P2">xo = layers.Conv2D(<text:span text:style-name="T5">8</text:span>, (<text:span text:style-name="T5">3</text:span>,<text:span text:style-name="T5">3</text:span>), <text:span text:style-name="T2">padding</text:span>=<text:span text:style-name="T8">"SAME"</text:span>)(x)</text:p>
      <text:p text:style-name="P2">x = layers.BatchNormalization(<text:span text:style-name="T2">axis</text:span>=-<text:span text:style-name="T5">1</text:span>)(x)</text:p>
      <text:p text:style-name="P2">x = layers.Activation(<text:span text:style-name="T8">"relu"</text:span>)(x)</text:p>
      <text:p text:style-name="P2"><text:span text:style-name="T16">return</text:span> xo</text:p>
      <text:p text:style-name="P18"/>
      <text:p text:style-name="P2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modelList = [baseBlock(model_input) <text:span text:style-name="T16">for</text:span> i <text:span text:style-name="T16">in</text:span> <text:span text:style-name="T15">range</text:span>(<text:span text:style-name="T5">4</text:span>)]</text:p>
      <text:p text:style-name="P18"/>
      <text:p text:style-name="P2">x = layers.concatenate(modelList, <text:span text:style-name="T2">axis</text:span>=-<text:span text:style-name="T5">1</text:span>) <text:span text:style-name="T11">#Add()([xo1,xo2,xo3,xo4]) #concatenate([xo1,xo2,xo3,xo4], axis=-1)</text:span>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27"/>
      <text:p text:style-name="P27">313/313 - 1s - loss: 2.1866 - accuracy: 0.6410</text:p>
      <text:p text:style-name="P27">0.640999972820282</text:p>
      <text:p text:style-name="P27"/>
      <text:p text:style-name="P28">Test 11:</text:p>
      <text:p text:style-name="P28">Layer (type) <text:s text:c="19"/>Output Shape <text:s text:c="8"/>Param # <text:s text:c="4"/>Connected to <text:s text:c="20"/></text:p>
      <text:p text:style-name="P28">==================================================================================================</text:p>
      <text:p text:style-name="P28">frame (InputLayer) <text:s text:c="13"/>[(None, 32, 32, 3)] <text:s/>0 <text:s text:c="43"/></text:p>
      <text:p text:style-name="P28">__________________________________________________________________________________________________</text:p>
      <text:p text:style-name="P28">conv2d (Conv2D) <text:s text:c="16"/>(None, 30, 30, 4) <text:s text:c="3"/>112 <text:s text:c="8"/>frame[0][0] <text:s text:c="21"/></text:p>
      <text:p text:style-name="P28">__________________________________________________________________________________________________</text:p>
      <text:p text:style-name="P28">conv2d_3 (Conv2D) <text:s text:c="14"/>(None, 30, 30, 4) <text:s text:c="3"/>112 <text:s text:c="8"/>frame[0][0] <text:s text:c="21"/></text:p>
      <text:p text:style-name="P28">__________________________________________________________________________________________________</text:p>
      <text:p text:style-name="P28">conv2d_6 (Conv2D) <text:s text:c="14"/>(None, 30, 30, 4) <text:s text:c="3"/>112 <text:s text:c="8"/>frame[0][0] <text:s text:c="21"/></text:p>
      <text:p text:style-name="P28">__________________________________________________________________________________________________</text:p>
      <text:p text:style-name="P28">conv2d_9 (Conv2D) <text:s text:c="14"/>(None, 30, 30, 4) <text:s text:c="3"/>112 <text:s text:c="8"/>frame[0][0] <text:s text:c="21"/></text:p>
      <text:p text:style-name="P28">__________________________________________________________________________________________________</text:p>
      <text:p text:style-name="P28">batch_normalization (BatchNorma (None, 30, 30, 4) <text:s text:c="3"/>16 <text:s text:c="9"/>conv2d[0][0] <text:s text:c="20"/></text:p>
      <text:p text:style-name="P28"><text:soft-page-break/>__________________________________________________________________________________________________</text:p>
      <text:p text:style-name="P28">batch_normalization_3 (BatchNor (None, 30, 30, 4) <text:s text:c="3"/>16 <text:s text:c="9"/>conv2d_3[0][0] <text:s text:c="18"/></text:p>
      <text:p text:style-name="P28">__________________________________________________________________________________________________</text:p>
      <text:p text:style-name="P28">batch_normalization_6 (BatchNor (None, 30, 30, 4) <text:s text:c="3"/>16 <text:s text:c="9"/>conv2d_6[0][0] <text:s text:c="18"/></text:p>
      <text:p text:style-name="P28">__________________________________________________________________________________________________</text:p>
      <text:p text:style-name="P28">batch_normalization_9 (BatchNor (None, 30, 30, 4) <text:s text:c="3"/>16 <text:s text:c="9"/>conv2d_9[0][0] <text:s text:c="18"/></text:p>
      <text:p text:style-name="P28">__________________________________________________________________________________________________</text:p>
      <text:p text:style-name="P28">activation (Activation) <text:s text:c="8"/>(None, 30, 30, 4) <text:s text:c="3"/>0 <text:s text:c="10"/>batch_normalization[0][0] <text:s text:c="7"/></text:p>
      <text:p text:style-name="P28">__________________________________________________________________________________________________</text:p>
      <text:p text:style-name="P28">activation_3 (Activation) <text:s text:c="6"/>(None, 30, 30, 4) <text:s text:c="3"/>0 <text:s text:c="10"/>batch_normalization_3[0][0] <text:s text:c="5"/></text:p>
      <text:p text:style-name="P28">__________________________________________________________________________________________________</text:p>
      <text:p text:style-name="P28">activation_6 (Activation) <text:s text:c="6"/>(None, 30, 30, 4) <text:s text:c="3"/>0 <text:s text:c="10"/>batch_normalization_6[0][0] <text:s text:c="5"/></text:p>
      <text:p text:style-name="P28">__________________________________________________________________________________________________</text:p>
      <text:p text:style-name="P28">activation_9 (Activation) <text:s text:c="6"/>(None, 30, 30, 4) <text:s text:c="3"/>0 <text:s text:c="10"/>batch_normalization_9[0][0] <text:s text:c="5"/></text:p>
      <text:p text:style-name="P28">__________________________________________________________________________________________________</text:p>
      <text:p text:style-name="P28">conv2d_1 (Conv2D) <text:s text:c="14"/>(None, 28, 28, 8) <text:s text:c="3"/>296 <text:s text:c="8"/>activation[0][0] <text:s text:c="16"/></text:p>
      <text:p text:style-name="P28">__________________________________________________________________________________________________</text:p>
      <text:p text:style-name="P28">conv2d_4 (Conv2D) <text:s text:c="14"/>(None, 28, 28, 8) <text:s text:c="3"/>296 <text:s text:c="8"/>activation_3[0][0] <text:s text:c="14"/></text:p>
      <text:p text:style-name="P28">__________________________________________________________________________________________________</text:p>
      <text:p text:style-name="P28">conv2d_7 (Conv2D) <text:s text:c="14"/>(None, 28, 28, 8) <text:s text:c="3"/>296 <text:s text:c="8"/>activation_6[0][0] <text:s text:c="14"/></text:p>
      <text:p text:style-name="P28">__________________________________________________________________________________________________</text:p>
      <text:p text:style-name="P28">conv2d_10 (Conv2D) <text:s text:c="13"/>(None, 28, 28, 8) <text:s text:c="3"/>296 <text:s text:c="8"/>activation_9[0][0] <text:s text:c="14"/></text:p>
      <text:p text:style-name="P28">__________________________________________________________________________________________________</text:p>
      <text:p text:style-name="P28">batch_normalization_1 (BatchNor (None, 28, 28, 8) <text:s text:c="3"/>32 <text:s text:c="9"/>conv2d_1[0][0] <text:s text:c="18"/></text:p>
      <text:p text:style-name="P28">__________________________________________________________________________________________________</text:p>
      <text:p text:style-name="P28">batch_normalization_4 (BatchNor (None, 28, 28, 8) <text:s text:c="3"/>32 <text:s text:c="9"/>conv2d_4[0][0] <text:s text:c="18"/></text:p>
      <text:p text:style-name="P28">__________________________________________________________________________________________________</text:p>
      <text:p text:style-name="P28">batch_normalization_7 (BatchNor (None, 28, 28, 8) <text:s text:c="3"/>32 <text:s text:c="9"/>conv2d_7[0][0] <text:s text:c="18"/></text:p>
      <text:p text:style-name="P28">__________________________________________________________________________________________________</text:p>
      <text:p text:style-name="P28">batch_normalization_10 (BatchNo (None, 28, 28, 8) <text:s text:c="3"/>32 <text:s text:c="9"/>conv2d_10[0][0] <text:s text:c="17"/></text:p>
      <text:p text:style-name="P28">__________________________________________________________________________________________________</text:p>
      <text:p text:style-name="P28">activation_1 (Activation) <text:s text:c="6"/>(None, 28, 28, 8) <text:s text:c="3"/>0 <text:s text:c="10"/>batch_normalization_1[0][0] <text:s text:c="5"/></text:p>
      <text:p text:style-name="P28"><text:soft-page-break/>__________________________________________________________________________________________________</text:p>
      <text:p text:style-name="P28">activation_4 (Activation) <text:s text:c="6"/>(None, 28, 28, 8) <text:s text:c="3"/>0 <text:s text:c="10"/>batch_normalization_4[0][0] <text:s text:c="5"/></text:p>
      <text:p text:style-name="P28">__________________________________________________________________________________________________</text:p>
      <text:p text:style-name="P28">activation_7 (Activation) <text:s text:c="6"/>(None, 28, 28, 8) <text:s text:c="3"/>0 <text:s text:c="10"/>batch_normalization_7[0][0] <text:s text:c="5"/></text:p>
      <text:p text:style-name="P28">__________________________________________________________________________________________________</text:p>
      <text:p text:style-name="P28">activation_10 (Activation) <text:s text:c="5"/>(None, 28, 28, 8) <text:s text:c="3"/>0 <text:s text:c="10"/>batch_normalization_10[0][0] <text:s text:c="4"/></text:p>
      <text:p text:style-name="P28">__________________________________________________________________________________________________</text:p>
      <text:p text:style-name="P28">conv2d_2 (Conv2D) <text:s text:c="14"/>(None, 26, 26, 8) <text:s text:c="3"/>584 <text:s text:c="8"/>activation_1[0][0] <text:s text:c="14"/></text:p>
      <text:p text:style-name="P28">__________________________________________________________________________________________________</text:p>
      <text:p text:style-name="P28">conv2d_5 (Conv2D) <text:s text:c="14"/>(None, 26, 26, 8) <text:s text:c="3"/>584 <text:s text:c="8"/>activation_4[0][0] <text:s text:c="14"/></text:p>
      <text:p text:style-name="P28">__________________________________________________________________________________________________</text:p>
      <text:p text:style-name="P28">conv2d_8 (Conv2D) <text:s text:c="14"/>(None, 26, 26, 8) <text:s text:c="3"/>584 <text:s text:c="8"/>activation_7[0][0] <text:s text:c="14"/></text:p>
      <text:p text:style-name="P28">__________________________________________________________________________________________________</text:p>
      <text:p text:style-name="P28">conv2d_11 (Conv2D) <text:s text:c="13"/>(None, 26, 26, 8) <text:s text:c="3"/>584 <text:s text:c="8"/>activation_10[0][0] <text:s text:c="13"/></text:p>
      <text:p text:style-name="P28">__________________________________________________________________________________________________</text:p>
      <text:p text:style-name="P28">concatenate (Concatenate) <text:s text:c="6"/>(None, 26, 26, 32) <text:s text:c="2"/>0 <text:s text:c="10"/>conv2d_2[0][0] <text:s text:c="18"/></text:p>
      <text:p text:style-name="P28"><text:s text:c="65"/>conv2d_5[0][0] <text:s text:c="18"/></text:p>
      <text:p text:style-name="P28"><text:s text:c="65"/>conv2d_8[0][0] <text:s text:c="18"/></text:p>
      <text:p text:style-name="P28"><text:s text:c="65"/>conv2d_11[0][0] <text:s text:c="17"/></text:p>
      <text:p text:style-name="P28">__________________________________________________________________________________________________</text:p>
      <text:p text:style-name="P28">max_pooling2d (MaxPooling2D) <text:s text:c="3"/>(None, 13, 13, 32) <text:s text:c="2"/>0 <text:s text:c="10"/>concatenate[0][0] <text:s text:c="15"/></text:p>
      <text:p text:style-name="P28">__________________________________________________________________________________________________</text:p>
      <text:p text:style-name="P28">flatten (Flatten) <text:s text:c="14"/>(None, 5408) <text:s text:c="8"/>0 <text:s text:c="10"/>max_pooling2d[0][0] <text:s text:c="13"/></text:p>
      <text:p text:style-name="P28">__________________________________________________________________________________________________</text:p>
      <text:p text:style-name="P28">dense (Dense) <text:s text:c="18"/>(None, 128) <text:s text:c="9"/>692352 <text:s text:c="5"/>flatten[0][0] <text:s text:c="19"/></text:p>
      <text:p text:style-name="P28">__________________________________________________________________________________________________</text:p>
      <text:p text:style-name="P28">dense_1 (Dense) <text:s text:c="16"/>(None, 10) <text:s text:c="10"/>1290 <text:s text:c="7"/>dense[0][0] <text:s text:c="21"/></text:p>
      <text:p text:style-name="P28">==================================================================================================</text:p>
      <text:p text:style-name="P28">Total params: 697,802</text:p>
      <text:p text:style-name="P28">Trainable params: 697,706</text:p>
      <text:p text:style-name="P28">Non-trainable params: 96</text:p>
      <text:p text:style-name="P16">x = layers.Conv2D(<text:span text:style-name="T5">4</text:span>, (<text:span text:style-name="T5">3</text:span>,<text:span text:style-name="T5">3</text:span>), <text:span text:style-name="T2">padding</text:span>=<text:span text:style-name="T8">"VALID"</text:span>)(model_input)</text:p>
      <text:p text:style-name="P2">x = layers.BatchNormalization(<text:span text:style-name="T2">axis</text:span>=-<text:span text:style-name="T5">1</text:span>)(x)</text:p>
      <text:p text:style-name="P2">x = layers.Activation(<text:span text:style-name="T8">"relu"</text:span>)(x)</text:p>
      <text:p text:style-name="P2"><text:soft-page-break/>x = layers.Conv2D(<text:span text:style-name="T5">8</text:span>, (<text:span text:style-name="T5">3</text:span>,<text:span text:style-name="T5">3</text:span>), <text:span text:style-name="T2">padding</text:span>=<text:span text:style-name="T8">"VALID"</text:span>)(x)</text:p>
      <text:p text:style-name="P2">x = layers.BatchNormalization(<text:span text:style-name="T2">axis</text:span>=-<text:span text:style-name="T5">1</text:span>)(x)</text:p>
      <text:p text:style-name="P2">x = layers.Activation(<text:span text:style-name="T8">"relu"</text:span>)(x)</text:p>
      <text:p text:style-name="P2">xo = layers.Conv2D(<text:span text:style-name="T5">8</text:span>, (<text:span text:style-name="T5">3</text:span>,<text:span text:style-name="T5">3</text:span>), <text:span text:style-name="T2">padding</text:span>=<text:span text:style-name="T8">"VALID"</text:span>)(x)</text:p>
      <text:p text:style-name="P2">x = layers.BatchNormalization(<text:span text:style-name="T2">axis</text:span>=-<text:span text:style-name="T5">1</text:span>)(x)</text:p>
      <text:p text:style-name="P2">x = layers.Activation(<text:span text:style-name="T8">"relu"</text:span>)(x)</text:p>
      <text:p text:style-name="P2"><text:span text:style-name="T16">return</text:span> xo</text:p>
      <text:p text:style-name="P18"/>
      <text:p text:style-name="P2">model_input = Input(<text:span text:style-name="T2">shape</text:span>=(<text:span text:style-name="T5">32</text:span>, <text:span text:style-name="T5">32</text:span>, <text:span text:style-name="T5">3</text:span>), <text:span text:style-name="T2">name</text:span>=<text:span text:style-name="T8">"frame"</text:span>)</text:p>
      <text:p text:style-name="P2">modelList = [baseBlock(model_input) <text:span text:style-name="T16">for</text:span> i <text:span text:style-name="T16">in</text:span> <text:span text:style-name="T15">range</text:span>(<text:span text:style-name="T5">4</text:span>)]</text:p>
      <text:p text:style-name="P18"/>
      <text:p text:style-name="P2">x = layers.concatenate(modelList, <text:span text:style-name="T2">axis</text:span>=-<text:span text:style-name="T5">1</text:span>) <text:span text:style-name="T11">#Add()([xo1,xo2,xo3,xo4]) #concatenate([xo1,xo2,xo3,xo4], axis=-1)</text:span></text:p>
      <text:p text:style-name="P18"/>
      <text:p text:style-name="P2">x = layers.MaxPooling2D((<text:span text:style-name="T5">2</text:span>,<text:span text:style-name="T5">2</text:span>))(x)</text:p>
      <text:p text:style-name="P2">x = layers.Flatten()(x)</text:p>
      <text:p text:style-name="P2">x = layers.Dense(<text:span text:style-name="T5">128</text:span>, <text:span text:style-name="T2">activation</text:span>=<text:span text:style-name="T8">"relu"</text:span>)(x)</text:p>
      <text:p text:style-name="P2">x = layers.Dense(<text:span text:style-name="T5">10</text:span>)(x)</text:p>
      <text:p text:style-name="P28"/>
      <text:p text:style-name="P28">313/313 - 1s - loss: 2.3579 - accuracy: 0.6385</text:p>
      <text:p text:style-name="P28">0.63849997520446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5:30:28.720263418</meta:creation-date>
    <dc:date>2020-10-19T18:53:34.910451150</dc:date>
    <meta:editing-duration>PT2H42M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1" meta:paragraph-count="553" meta:word-count="2372" meta:character-count="40162" meta:non-whitespace-character-count="31381"/>
  </office:meta>
</office:document-meta>
</file>